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1f701f"/>
    </style:style>
    <style:style style:name="P2" style:family="paragraph" style:parent-style-name="Standard" style:list-style-name="L2">
      <style:text-properties fo:font-weight="normal" officeooo:paragraph-rsid="001f701f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d2abd" officeooo:paragraph-rsid="001f701f" style:font-weight-asian="normal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weight="normal" officeooo:rsid="000d2abd" officeooo:paragraph-rsid="001f701f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officeooo:rsid="000fa69e" officeooo:paragraph-rsid="001f701f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54f059" officeooo:paragraph-rsid="001f701f" style:font-weight-asian="normal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style:text-underline-style="solid" style:text-underline-width="auto" style:text-underline-color="font-color" fo:font-weight="bold" officeooo:rsid="0064045c" officeooo:paragraph-rsid="001f701f" style:font-weight-asian="bold" style:font-weight-complex="bold"/>
    </style:style>
    <style:style style:name="P8" style:family="paragraph" style:parent-style-name="Standard" style:list-style-name="L2">
      <style:paragraph-properties fo:text-align="center" style:justify-single-word="false"/>
      <style:text-properties officeooo:paragraph-rsid="001f701f"/>
    </style:style>
    <style:style style:name="T1" style:family="text">
      <style:text-properties officeooo:rsid="0054f059"/>
    </style:style>
    <style:style style:name="T2" style:family="text">
      <style:text-properties officeooo:rsid="001f701f"/>
    </style:style>
    <style:style style:name="T3" style:family="text">
      <style:text-properties officeooo:rsid="000d2abd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solid" style:text-underline-width="auto" style:text-underline-color="font-color" fo:font-weight="bold" officeooo:rsid="0057dd4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57dd4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f701f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8980075" text:style-name="L2">
        <text:list-header>
          <text:p text:style-name="P8"><text:span text:style-name="T6">Data Structure and Algorithms </text:span><text:span text:style-name="T7">CS2106</text:span></text:p>
          <text:p text:style-name="P7">Cychelesheet 1</text:p>
        </text:list-header>
        <text:list-item>
          <text:p text:style-name="P2"><text:span text:style-name="T1">Write a Program to impleme</text:span><text:span text:style-name="T2">n</text:span><text:span text:style-name="T1">t stack with the following operation</text:span><text:span text:style-name="T2">s</text:span></text:p>
          <text:list>
            <text:list-item>
              <text:p text:style-name="P2"><text:span text:style-name="T1">Push</text:span></text:p>
            </text:list-item>
            <text:list-item>
              <text:p text:style-name="P2"><text:span text:style-name="T1">Pop</text:span></text:p>
            </text:list-item>
            <text:list-item>
              <text:p text:style-name="P2"><text:span text:style-name="T1">Display</text:span></text:p>
            </text:list-item>
          </text:list>
        </text:list-item>
        <text:list-item>
          <text:p text:style-name="P2"><text:span text:style-name="T3">Write a C program to implement to infix to postifix operation </text:span></text:p>
        </text:list-item>
        <text:list-item>
          <text:p text:style-name="P3">Write a C program to implement infix to prefix <text:span text:style-name="T2">expression</text:span></text:p>
        </text:list-item>
        <text:list-item>
          <text:p text:style-name="P3">Write a C program to implement evaluation of prefix</text:p>
        </text:list-item>
        <text:list-item>
          <text:p text:style-name="P3">Write a C program to implement evaluation of posti<text:span text:style-name="T2">f</text:span>ix</text:p>
        </text:list-item>
        <text:list-item>
          <text:p text:style-name="P3">Write a C program to implement linear queue using array with following operations</text:p>
          <text:list>
            <text:list-item>
              <text:p text:style-name="P3">Insertion</text:p>
            </text:list-item>
            <text:list-item>
              <text:p text:style-name="P3">Deletion</text:p>
            </text:list-item>
            <text:list-item>
              <text:p text:style-name="P3">Display</text:p>
            </text:list-item>
          </text:list>
        </text:list-item>
        <text:list-item>
          <text:p text:style-name="P3">Write a program to implement single linear linked list with the following operations</text:p>
          <text:list>
            <text:list-item>
              <text:p text:style-name="P3">Creation</text:p>
            </text:list-item>
            <text:list-item>
              <text:p text:style-name="P3">Insertion at beginning</text:p>
            </text:list-item>
            <text:list-item>
              <text:p text:style-name="P3">Insertion at middle</text:p>
            </text:list-item>
            <text:list-item>
              <text:p text:style-name="P3">Insertion and end</text:p>
            </text:list-item>
            <text:list-item>
              <text:p text:style-name="P3">Deletion at <text:span text:style-name="T2">beginning</text:span></text:p>
            </text:list-item>
            <text:list-item>
              <text:p text:style-name="P3">Deletion at <text:span text:style-name="T2">middle</text:span></text:p>
            </text:list-item>
            <text:list-item>
              <text:p text:style-name="P3">Deletion at end </text:p>
            </text:list-item>
            <text:list-item>
              <text:p text:style-name="P4">Display(head to rear)</text:p>
            </text:list-item>
          </text:list>
        </text:list-item>
        <text:list-item>
          <text:p text:style-name="P5">Write a C program to implement double linear linked list with full operations</text:p>
          <text:list>
            <text:list-item text:start-value="1">
              <text:p text:style-name="P3">Creation</text:p>
            </text:list-item>
            <text:list-item>
              <text:p text:style-name="P3">Insertion at beginning</text:p>
            </text:list-item>
            <text:list-item>
              <text:p text:style-name="P3">Insertion at middle</text:p>
            </text:list-item>
            <text:list-item>
              <text:p text:style-name="P3">Insertion and end</text:p>
            </text:list-item>
            <text:list-item>
              <text:p text:style-name="P3">Deletion at <text:span text:style-name="T2">beginning</text:span></text:p>
            </text:list-item>
            <text:list-item>
              <text:p text:style-name="P3">Deletion at <text:span text:style-name="T2">middle</text:span></text:p>
            </text:list-item>
            <text:list-item>
              <text:p text:style-name="P3">Deletion at end </text:p>
            </text:list-item>
            <text:list-item>
              <text:p text:style-name="P4">Display(head to rear)</text:p>
            </text:list-item>
          </text:list>
        </text:list-item>
      </text:list>
      <text:list xml:id="list1115293151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14T15:00:24.197629692</meta:creation-date>
    <dc:date>2020-12-14T15:15:34.141895183</dc:date>
    <meta:editing-duration>PT45S</meta:editing-duration>
    <meta:editing-cycles>2</meta:editing-cycles>
    <meta:generator>LibreOffice/6.4.0.3$Linux_X86_64 LibreOffice_project/b0a288ab3d2d4774cb44b62f04d5d28733ac6df8</meta:generator>
    <meta:document-statistic meta:table-count="0" meta:image-count="0" meta:object-count="0" meta:page-count="1" meta:paragraph-count="32" meta:word-count="175" meta:character-count="987" meta:non-whitespace-character-count="871"/>
  </office:meta>
</office:document-meta>
</file>